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36.94mm"/>
    </style:style>
    <style:style style:name="co4" style:family="table-column">
      <style:table-column-properties fo:break-before="auto" style:column-width="34.71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dcffdc"/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000000" draw:fill="none" draw:fill-color="#ffffff" fo:min-height="37.71mm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svg:stroke-color="#000000" draw:fill="none" draw:fill-color="#ffffff" fo:min-height="35.22mm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family="'DejaVu Sans'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text-properties fo:font-family="'DejaVu Sans'" style:font-pitch="variable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family="'DejaVu Sans'" style:font-pitch="variable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quare roots" table:style-name="ta1">
        <table:shapes>
          <draw:frame draw:z-index="0" draw:style-name="gr1" draw:text-style-name="P1" svg:width="2mm" svg:height="4.74mm" svg:x="0mm" svg:y="13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34.78mm" svg:height="37.71mm" svg:x="92.14mm" svg:y="18.73mm">
            <draw:text-box>
              <text:p><text:span text:style-name="T1">Computing Square Roots - Newton's method of successive approximations</text:span></text:p>
              <text:p><text:span text:style-name="T1"/></text:p>
              <text:p><text:span text:style-name="T1"/></text:p>
              <text:p><text:span text:style-name="T2">Whenever we have a guess </text:span><text:span text:style-name="T3">y </text:span><text:span text:style-name="T4">for the value of the square root of a number </text:span><text:span text:style-name="T3">x</text:span><text:span text:style-name="T4">, then</text:span></text:p>
              <text:p><text:span text:style-name="T4">average </text:span><text:span text:style-name="T3">y </text:span><text:span text:style-name="T4">with </text:span><text:span text:style-name="T3">x/y </text:span><text:span text:style-name="T4">to get a better approximation.</text:span></text:p>
            </draw:text-box>
          </draw:frame>
          <draw:frame draw:z-index="2" draw:style-name="gr1" draw:text-style-name="P1" svg:width="13.13mm" svg:height="5.1mm" svg:x="50.62mm" svg:y="1.8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3.01mm" svg:height="5.33mm" svg:x="53.14mm" svg:y="15.56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21.38mm" svg:height="5.06mm" svg:x="22.57mm" svg:y="15.34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 <text:s/>=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1" office:value-type="string" calcext:value-type="string">
            <text:p>y <text:s/>=</text:p>
          </table:table-cell>
          <table:table-cell table:style-name="ce7" table:formula="of:=SQRT(x )" office:value-type="float" office:value="1.4142135623731" calcext:value-type="float">
            <text:p>1.4142135623731</text:p>
          </table:table-cell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2">
          <table:table-cell table:style-name="ce3" office:value-type="string" calcext:value-type="string">
            <text:p>Guess (y)</text:p>
          </table:table-cell>
          <table:table-cell/>
          <table:table-cell table:style-name="ce6"/>
          <table:table-cell table:number-columns-repeated="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formula="of:=([.A4] + x /[.A4])/2" office:value-type="float" office:value="2.25" calcext:value-type="float">
            <text:p>2.25</text:p>
          </table:table-cell>
          <table:table-cell table:formula="of:=[.B4]*[.B4]" office:value-type="float" office:value="5.0625" calcext:value-type="float">
            <text:p>5.0625</text:p>
          </table:table-cell>
          <table:table-cell table:number-columns-repeated="2"/>
        </table:table-row>
        <table:table-row table:style-name="ro3">
          <table:table-cell table:formula="of:=[.B4]" office:value-type="float" office:value="2.25" calcext:value-type="float">
            <text:p>2.25</text:p>
          </table:table-cell>
          <table:table-cell table:formula="of:=([.A5] + x /[.A5])/2" office:value-type="float" office:value="1.56944444444444" calcext:value-type="float">
            <text:p>1.56944444444444</text:p>
          </table:table-cell>
          <table:table-cell table:formula="of:=[.B5]*[.B5]" office:value-type="float" office:value="2.46315586419753" calcext:value-type="float">
            <text:p>2.46315586419753</text:p>
          </table:table-cell>
          <table:table-cell table:number-columns-repeated="2"/>
        </table:table-row>
        <table:table-row table:style-name="ro3">
          <table:table-cell table:formula="of:=[.B5]" office:value-type="float" office:value="1.56944444444444" calcext:value-type="float">
            <text:p>1.56944444444444</text:p>
          </table:table-cell>
          <table:table-cell table:formula="of:=([.A6] + x /[.A6])/2" office:value-type="float" office:value="1.42189036381514" calcext:value-type="float">
            <text:p>1.42189036381514</text:p>
          </table:table-cell>
          <table:table-cell table:formula="of:=[.B6]*[.B6]" office:value-type="float" office:value="2.02177220671036" calcext:value-type="float">
            <text:p>2.02177220671036</text:p>
          </table:table-cell>
          <table:table-cell table:number-columns-repeated="2"/>
        </table:table-row>
        <table:table-row table:style-name="ro3">
          <table:table-cell table:formula="of:=[.B6]" office:value-type="float" office:value="1.42189036381514" calcext:value-type="float">
            <text:p>1.42189036381514</text:p>
          </table:table-cell>
          <table:table-cell table:formula="of:=([.A7] + x /[.A7])/2" office:value-type="float" office:value="1.41423428594007" calcext:value-type="float">
            <text:p>1.41423428594007</text:p>
          </table:table-cell>
          <table:table-cell table:formula="of:=[.B7]*[.B7]" office:value-type="float" office:value="2.00005861552843" calcext:value-type="float">
            <text:p>2.00005861552843</text:p>
          </table:table-cell>
          <table:table-cell table:number-columns-repeated="2"/>
        </table:table-row>
        <table:table-row table:style-name="ro3">
          <table:table-cell table:formula="of:=[.B7]" office:value-type="float" office:value="1.41423428594007" calcext:value-type="float">
            <text:p>1.41423428594007</text:p>
          </table:table-cell>
          <table:table-cell table:formula="of:=([.A8] + x /[.A8])/2" office:value-type="float" office:value="1.41421356252493" calcext:value-type="float">
            <text:p>1.41421356252493</text:p>
          </table:table-cell>
          <table:table-cell table:formula="of:=[.B8]*[.B8]" office:value-type="float" office:value="2.00000000042946" calcext:value-type="float">
            <text:p>2.00000000042946</text:p>
          </table:table-cell>
          <table:table-cell table:number-columns-repeated="2"/>
        </table:table-row>
        <table:table-row table:style-name="ro3">
          <table:table-cell table:formula="of:=[.B8]" office:value-type="float" office:value="1.41421356252493" calcext:value-type="float">
            <text:p>1.41421356252493</text:p>
          </table:table-cell>
          <table:table-cell table:formula="of:=([.A9] + x /[.A9])/2" office:value-type="float" office:value="1.4142135623731" calcext:value-type="float">
            <text:p>1.4142135623731</text:p>
          </table:table-cell>
          <table:table-cell table:formula="of:=[.B9]*[.B9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9]" office:value-type="float" office:value="1.4142135623731" calcext:value-type="float">
            <text:p>1.4142135623731</text:p>
          </table:table-cell>
          <table:table-cell table:formula="of:=([.A10] + x /[.A10])/2" office:value-type="float" office:value="1.4142135623731" calcext:value-type="float">
            <text:p>1.4142135623731</text:p>
          </table:table-cell>
          <table:table-cell table:formula="of:=[.B10]*[.B10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0]" office:value-type="float" office:value="1.4142135623731" calcext:value-type="float">
            <text:p>1.4142135623731</text:p>
          </table:table-cell>
          <table:table-cell table:formula="of:=([.A11] + x /[.A11])/2" office:value-type="float" office:value="1.4142135623731" calcext:value-type="float">
            <text:p>1.4142135623731</text:p>
          </table:table-cell>
          <table:table-cell table:formula="of:=[.B11]*[.B11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1]" office:value-type="float" office:value="1.4142135623731" calcext:value-type="float">
            <text:p>1.4142135623731</text:p>
          </table:table-cell>
          <table:table-cell table:formula="of:=([.A12] + x /[.A12])/2" office:value-type="float" office:value="1.4142135623731" calcext:value-type="float">
            <text:p>1.4142135623731</text:p>
          </table:table-cell>
          <table:table-cell table:formula="of:=[.B12]*[.B12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2]" office:value-type="float" office:value="1.4142135623731" calcext:value-type="float">
            <text:p>1.4142135623731</text:p>
          </table:table-cell>
          <table:table-cell table:formula="of:=([.A13] + x /[.A13])/2" office:value-type="float" office:value="1.4142135623731" calcext:value-type="float">
            <text:p>1.4142135623731</text:p>
          </table:table-cell>
          <table:table-cell table:formula="of:=[.B13]*[.B13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3]" office:value-type="float" office:value="1.4142135623731" calcext:value-type="float">
            <text:p>1.4142135623731</text:p>
          </table:table-cell>
          <table:table-cell table:formula="of:=([.A14] + x /[.A14])/2" office:value-type="float" office:value="1.4142135623731" calcext:value-type="float">
            <text:p>1.4142135623731</text:p>
          </table:table-cell>
          <table:table-cell table:formula="of:=[.B14]*[.B14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4]" office:value-type="float" office:value="1.4142135623731" calcext:value-type="float">
            <text:p>1.4142135623731</text:p>
          </table:table-cell>
          <table:table-cell table:formula="of:=([.A15] + x /[.A15])/2" office:value-type="float" office:value="1.4142135623731" calcext:value-type="float">
            <text:p>1.4142135623731</text:p>
          </table:table-cell>
          <table:table-cell table:formula="of:=[.B15]*[.B15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5]" office:value-type="float" office:value="1.4142135623731" calcext:value-type="float">
            <text:p>1.4142135623731</text:p>
          </table:table-cell>
          <table:table-cell table:formula="of:=([.A16] + x /[.A16])/2" office:value-type="float" office:value="1.4142135623731" calcext:value-type="float">
            <text:p>1.4142135623731</text:p>
          </table:table-cell>
          <table:table-cell table:formula="of:=[.B16]*[.B16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formula="of:=[.B16]" office:value-type="float" office:value="1.4142135623731" calcext:value-type="float">
            <text:p>1.4142135623731</text:p>
          </table:table-cell>
          <table:table-cell table:formula="of:=([.A17] + x /[.A17])/2" office:value-type="float" office:value="1.4142135623731" calcext:value-type="float">
            <text:p>1.4142135623731</text:p>
          </table:table-cell>
          <table:table-cell table:formula="of:=[.B17]*[.B17]" office:value-type="float" office:value="2" calcext:value-type="float">
            <text:p>2</text:p>
          </table:table-cell>
          <table:table-cell table:number-columns-repeated="2"/>
        </table:table-row>
      </table:table>
      <table:table table:name="Cube roots" table:style-name="ta1">
        <table:shapes>
          <draw:frame draw:z-index="0" draw:style-name="gr1" draw:text-style-name="P1" svg:width="2mm" svg:height="4.74mm" svg:x="0mm" svg:y="13.54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2" svg:width="134.78mm" svg:height="37.71mm" svg:x="92.14mm" svg:y="18.73mm">
            <draw:text-box>
              <text:p><text:span text:style-name="T1">Computing Cube Roots - Newton's method of successive approximations</text:span></text:p>
              <text:p><text:span text:style-name="T1"/></text:p>
              <text:p><text:span text:style-name="T1"/></text:p>
              <text:p><text:span text:style-name="T2">Whenever we have a guess </text:span><text:span text:style-name="T3">y </text:span><text:span text:style-name="T4">for the value of the cube root of a number </text:span><text:span text:style-name="T3">x</text:span><text:span text:style-name="T4">, then</text:span></text:p>
              <text:p><text:span text:style-name="T4">average </text:span><text:span text:style-name="T3">y </text:span><text:span text:style-name="T4">with <text:s/></text:span><text:span text:style-name="T3"><text:s/></text:span></text:p>
            </draw:text-box>
          </draw:frame>
          <draw:frame draw:z-index="2" draw:style-name="gr1" draw:text-style-name="P1" svg:width="13.1mm" svg:height="5.44mm" svg:x="50.62mm" svg:y="1.8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3.01mm" svg:height="5.33mm" svg:x="53.14mm" svg:y="15.56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5.05mm" svg:height="5.58mm" svg:x="22.57mm" svg:y="15.34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25.33mm" svg:height="5.62mm" svg:x="114.96mm" svg:y="44.23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 <text:s/>=</text:p>
          </table:table-cell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1" office:value-type="string" calcext:value-type="string">
            <text:p>y <text:s/>=</text:p>
          </table:table-cell>
          <table:table-cell table:style-name="ce7" table:formula="of:=x ^(1/3)" office:value-type="float" office:value="1.25992104989487" calcext:value-type="float">
            <text:p>1.25992104989487</text:p>
          </table:table-cell>
        </table:table-row>
        <table:table-row table:style-name="ro1">
          <table:table-cell table:style-name="ce2"/>
          <table:table-cell table:style-name="ce6"/>
          <table:table-cell table:number-columns-repeated="3"/>
        </table:table-row>
        <table:table-row table:style-name="ro2">
          <table:table-cell table:style-name="ce3" office:value-type="string" calcext:value-type="string">
            <text:p>Guess (y)</text:p>
          </table:table-cell>
          <table:table-cell/>
          <table:table-cell table:style-name="ce6"/>
          <table:table-cell table:number-columns-repeated="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formula="of:=([.$B$1]/([.A4]*[.A4]) + 2 *[.A4])/3" office:value-type="float" office:value="4" calcext:value-type="float">
            <text:p>4</text:p>
          </table:table-cell>
          <table:table-cell table:formula="of:=[.B4]*[.B4]*[.B4]"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formula="of:=[.B4]" office:value-type="float" office:value="4" calcext:value-type="float">
            <text:p>4</text:p>
          </table:table-cell>
          <table:table-cell table:formula="of:=([.$B$1]/([.A5]*[.A5]) + 2 *[.A5])/3" office:value-type="float" office:value="2.875" calcext:value-type="float">
            <text:p>2.875</text:p>
          </table:table-cell>
          <table:table-cell table:formula="of:=[.B5]*[.B5]*[.B5]" office:value-type="float" office:value="23.763671875" calcext:value-type="float">
            <text:p>23.763671875</text:p>
          </table:table-cell>
          <table:table-cell table:number-columns-repeated="2"/>
        </table:table-row>
        <table:table-row table:style-name="ro3">
          <table:table-cell table:formula="of:=[.B5]" office:value-type="float" office:value="2.875" calcext:value-type="float">
            <text:p>2.875</text:p>
          </table:table-cell>
          <table:table-cell table:formula="of:=([.$B$1]/([.A6]*[.A6]) + 2 *[.A6])/3" office:value-type="float" office:value="2.31994328922495" calcext:value-type="float">
            <text:p>2.31994328922495</text:p>
          </table:table-cell>
          <table:table-cell table:formula="of:=[.B6]*[.B6]*[.B6]" office:value-type="float" office:value="12.4862523021571" calcext:value-type="float">
            <text:p>12.4862523021571</text:p>
          </table:table-cell>
          <table:table-cell table:number-columns-repeated="2"/>
        </table:table-row>
        <table:table-row table:style-name="ro3">
          <table:table-cell table:formula="of:=[.B6]" office:value-type="float" office:value="2.31994328922495" calcext:value-type="float">
            <text:p>2.31994328922495</text:p>
          </table:table-cell>
          <table:table-cell table:formula="of:=([.$B$1]/([.A7]*[.A7]) + 2 *[.A7])/3" office:value-type="float" office:value="2.16596155517779" calcext:value-type="float">
            <text:p>2.16596155517779</text:p>
          </table:table-cell>
          <table:table-cell table:formula="of:=[.B7]*[.B7]*[.B7]" office:value-type="float" office:value="10.1613692074951" calcext:value-type="float">
            <text:p>10.1613692074951</text:p>
          </table:table-cell>
          <table:table-cell table:number-columns-repeated="2"/>
        </table:table-row>
        <table:table-row table:style-name="ro3">
          <table:table-cell table:formula="of:=[.B7]" office:value-type="float" office:value="2.16596155517779" calcext:value-type="float">
            <text:p>2.16596155517779</text:p>
          </table:table-cell>
          <table:table-cell table:formula="of:=([.$B$1]/([.A8]*[.A8]) + 2 *[.A8])/3" office:value-type="float" office:value="2.15449592515337" calcext:value-type="float">
            <text:p>2.15449592515337</text:p>
          </table:table-cell>
          <table:table-cell table:formula="of:=[.B8]*[.B8]*[.B8]" office:value-type="float" office:value="10.0008527090044" calcext:value-type="float">
            <text:p>10.0008527090044</text:p>
          </table:table-cell>
          <table:table-cell table:number-columns-repeated="2"/>
        </table:table-row>
        <table:table-row table:style-name="ro3">
          <table:table-cell table:formula="of:=[.B8]" office:value-type="float" office:value="2.15449592515337" calcext:value-type="float">
            <text:p>2.15449592515337</text:p>
          </table:table-cell>
          <table:table-cell table:formula="of:=([.$B$1]/([.A9]*[.A9]) + 2 *[.A9])/3" office:value-type="float" office:value="2.15443469177229" calcext:value-type="float">
            <text:p>2.15443469177229</text:p>
          </table:table-cell>
          <table:table-cell table:formula="of:=[.B9]*[.B9]*[.B9]" office:value-type="float" office:value="10.0000000242348" calcext:value-type="float">
            <text:p>10.0000000242348</text:p>
          </table:table-cell>
          <table:table-cell table:number-columns-repeated="2"/>
        </table:table-row>
        <table:table-row table:style-name="ro3">
          <table:table-cell table:formula="of:=[.B9]" office:value-type="float" office:value="2.15443469177229" calcext:value-type="float">
            <text:p>2.15443469177229</text:p>
          </table:table-cell>
          <table:table-cell table:formula="of:=([.$B$1]/([.A10]*[.A10]) + 2 *[.A10])/3" office:value-type="float" office:value="2.15443469003188" calcext:value-type="float">
            <text:p>2.15443469003188</text:p>
          </table:table-cell>
          <table:table-cell table:formula="of:=[.B10]*[.B10]*[.B10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0]" office:value-type="float" office:value="2.15443469003188" calcext:value-type="float">
            <text:p>2.15443469003188</text:p>
          </table:table-cell>
          <table:table-cell table:formula="of:=([.$B$1]/([.A11]*[.A11]) + 2 *[.A11])/3" office:value-type="float" office:value="2.15443469003188" calcext:value-type="float">
            <text:p>2.15443469003188</text:p>
          </table:table-cell>
          <table:table-cell table:formula="of:=[.B11]*[.B11]*[.B11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1]" office:value-type="float" office:value="2.15443469003188" calcext:value-type="float">
            <text:p>2.15443469003188</text:p>
          </table:table-cell>
          <table:table-cell table:formula="of:=([.$B$1]/([.A12]*[.A12]) + 2 *[.A12])/3" office:value-type="float" office:value="2.15443469003188" calcext:value-type="float">
            <text:p>2.15443469003188</text:p>
          </table:table-cell>
          <table:table-cell table:formula="of:=[.B12]*[.B12]*[.B12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2]" office:value-type="float" office:value="2.15443469003188" calcext:value-type="float">
            <text:p>2.15443469003188</text:p>
          </table:table-cell>
          <table:table-cell table:formula="of:=([.$B$1]/([.A13]*[.A13]) + 2 *[.A13])/3" office:value-type="float" office:value="2.15443469003188" calcext:value-type="float">
            <text:p>2.15443469003188</text:p>
          </table:table-cell>
          <table:table-cell table:formula="of:=[.B13]*[.B13]*[.B13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3]" office:value-type="float" office:value="2.15443469003188" calcext:value-type="float">
            <text:p>2.15443469003188</text:p>
          </table:table-cell>
          <table:table-cell table:formula="of:=([.$B$1]/([.A14]*[.A14]) + 2 *[.A14])/3" office:value-type="float" office:value="2.15443469003188" calcext:value-type="float">
            <text:p>2.15443469003188</text:p>
          </table:table-cell>
          <table:table-cell table:formula="of:=[.B14]*[.B14]*[.B1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4]" office:value-type="float" office:value="2.15443469003188" calcext:value-type="float">
            <text:p>2.15443469003188</text:p>
          </table:table-cell>
          <table:table-cell table:formula="of:=([.$B$1]/([.A15]*[.A15]) + 2 *[.A15])/3" office:value-type="float" office:value="2.15443469003188" calcext:value-type="float">
            <text:p>2.15443469003188</text:p>
          </table:table-cell>
          <table:table-cell table:formula="of:=[.B15]*[.B15]*[.B15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5]" office:value-type="float" office:value="2.15443469003188" calcext:value-type="float">
            <text:p>2.15443469003188</text:p>
          </table:table-cell>
          <table:table-cell table:formula="of:=([.$B$1]/([.A16]*[.A16]) + 2 *[.A16])/3" office:value-type="float" office:value="2.15443469003188" calcext:value-type="float">
            <text:p>2.15443469003188</text:p>
          </table:table-cell>
          <table:table-cell table:formula="of:=[.B16]*[.B16]*[.B16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6]" office:value-type="float" office:value="2.15443469003188" calcext:value-type="float">
            <text:p>2.15443469003188</text:p>
          </table:table-cell>
          <table:table-cell table:formula="of:=([.$B$1]/([.A17]*[.A17]) + 2 *[.A17])/3" office:value-type="float" office:value="2.15443469003188" calcext:value-type="float">
            <text:p>2.15443469003188</text:p>
          </table:table-cell>
          <table:table-cell table:formula="of:=[.B17]*[.B17]*[.B17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7]" office:value-type="float" office:value="2.15443469003188" calcext:value-type="float">
            <text:p>2.15443469003188</text:p>
          </table:table-cell>
          <table:table-cell table:formula="of:=([.$B$1]/([.A18]*[.A18]) + 2 *[.A18])/3" office:value-type="float" office:value="2.15443469003188" calcext:value-type="float">
            <text:p>2.15443469003188</text:p>
          </table:table-cell>
          <table:table-cell table:formula="of:=[.B18]*[.B18]*[.B18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formula="of:=[.B18]" office:value-type="float" office:value="2.15443469003188" calcext:value-type="float">
            <text:p>2.15443469003188</text:p>
          </table:table-cell>
          <table:table-cell table:formula="of:=([.$B$1]/([.A19]*[.A19]) + 2 *[.A19])/3" office:value-type="float" office:value="2.15443469003188" calcext:value-type="float">
            <text:p>2.15443469003188</text:p>
          </table:table-cell>
          <table:table-cell table:formula="of:=[.B19]*[.B19]*[.B19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SICP Exercise 1.6" table:style-name="ta1">
        <table:shapes>
          <draw:frame draw:z-index="0" draw:style-name="gr3" draw:text-style-name="P1" svg:width="160.11mm" svg:height="90.09mm" svg:x="62.27mm" svg:y="91.22mm">
            <loext:p draw:notify-on-update-of-ranges="'SICP Exercise 1.6'.A2:'SICP Exercise 1.6'.A19 'SICP Exercise 1.6'.E1:'SICP Exercise 1.6'.E1 'SICP Exercise 1.6'.E2:'SICP Exercise 1.6'.E19 'SICP Exercise 1.6'.F1:'SICP Exercise 1.6'.F1 'SICP Exercise 1.6'.F2:'SICP Exercise 1.6'.F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4" draw:text-style-name="P4" svg:width="71.85mm" svg:height="35.22mm" svg:x="171.77mm" svg:y="7.23mm">
            <draw:text-box>
              <text:p text:style-name="P3"><text:span text:style-name="T5">Precision = 0.001</text:span></text:p>
            </draw:text-box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3"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sqrt_old</text:p>
          </table:table-cell>
          <table:table-cell table:style-name="ce8" office:value-type="string" calcext:value-type="string">
            <text:p>sqrt_new</text:p>
          </table:table-cell>
          <table:table-cell table:style-name="ce8" office:value-type="string" calcext:value-type="string">
            <text:p>Real SQRT</text:p>
          </table:table-cell>
          <table:table-cell table:style-name="ce8" office:value-type="string" calcext:value-type="string">
            <text:p>Diff Old</text:p>
          </table:table-cell>
          <table:table-cell table:style-name="ce8" office:value-type="string" calcext:value-type="string">
            <text:p>Diff New</text:p>
          </table:table-cell>
        </table:table-row>
        <table:table-row table:style-name="ro3">
          <table:table-cell table:style-name="ce9" office:value-type="float" office:value="0.00001" calcext:value-type="float">
            <text:p>1.00E-05</text:p>
          </table:table-cell>
          <table:table-cell office:value-type="float" office:value="0.0313564901077172" calcext:value-type="float">
            <text:p>0.031356490107717</text:p>
          </table:table-cell>
          <table:table-cell office:value-type="float" office:value="0.00342055589814788" calcext:value-type="float">
            <text:p>0.003420555898148</text:p>
          </table:table-cell>
          <table:table-cell table:formula="of:=SQRT([.A2])" office:value-type="float" office:value="0.00316227766016838" calcext:value-type="float">
            <text:p>0.003162277660168</text:p>
          </table:table-cell>
          <table:table-cell table:formula="of:=ABS([.$D2]-[.B2])" office:value-type="float" office:value="0.0281942124475488" calcext:value-type="float">
            <text:p>0.028194212447549</text:p>
          </table:table-cell>
          <table:table-cell table:formula="of:=ABS([.$D2]-[.C2])" office:value-type="float" office:value="0.000258278237979504" calcext:value-type="float">
            <text:p>0.00025827823798</text:p>
          </table:table-cell>
        </table:table-row>
        <table:table-row table:style-name="ro3">
          <table:table-cell office:value-type="float" office:value="0.0001" calcext:value-type="float">
            <text:p>0.0001</text:p>
          </table:table-cell>
          <table:table-cell office:value-type="float" office:value="0.0323084483304812" calcext:value-type="float">
            <text:p>0.032308448330481</text:p>
          </table:table-cell>
          <table:table-cell office:value-type="float" office:value="0.0101202183653539" calcext:value-type="float">
            <text:p>0.010120218365354</text:p>
          </table:table-cell>
          <table:table-cell table:formula="of:=SQRT([.A3])" office:value-type="float" office:value="0.01" calcext:value-type="float">
            <text:p>0.01</text:p>
          </table:table-cell>
          <table:table-cell table:formula="of:=ABS([.$D3]-[.B3])" office:value-type="float" office:value="0.0223084483304812" calcext:value-type="float">
            <text:p>0.022308448330481</text:p>
          </table:table-cell>
          <table:table-cell table:formula="of:=ABS([.$D3]-[.C3])" office:value-type="float" office:value="0.000120218365353949" calcext:value-type="float">
            <text:p>0.000120218365354</text:p>
          </table:table-cell>
        </table:table-row>
        <table:table-row table:style-name="ro3">
          <table:table-cell office:value-type="float" office:value="0.001" calcext:value-type="float">
            <text:p>0.001</text:p>
          </table:table-cell>
          <table:table-cell office:value-type="float" office:value="0.0412454260749912" calcext:value-type="float">
            <text:p>0.041245426074991</text:p>
          </table:table-cell>
          <table:table-cell office:value-type="float" office:value="0.0316420158686508" calcext:value-type="float">
            <text:p>0.031642015868651</text:p>
          </table:table-cell>
          <table:table-cell table:formula="of:=SQRT([.A4])" office:value-type="float" office:value="0.0316227766016838" calcext:value-type="float">
            <text:p>0.031622776601684</text:p>
          </table:table-cell>
          <table:table-cell table:formula="of:=ABS([.$D4]-[.B4])" office:value-type="float" office:value="0.00962264947330736" calcext:value-type="float">
            <text:p>0.009622649473307</text:p>
          </table:table-cell>
          <table:table-cell table:formula="of:=ABS([.$D4]-[.C4])" office:value-type="float" office:value="0.0000192392669669944" calcext:value-type="float">
            <text:p>1.92392669669944E-05</text:p>
          </table:table-cell>
        </table:table-row>
        <table:table-row table:style-name="ro3">
          <table:table-cell office:value-type="float" office:value="0.01" calcext:value-type="float">
            <text:p>0.01</text:p>
          </table:table-cell>
          <table:table-cell table:number-columns-repeated="2" office:value-type="float" office:value="0.100325785109606" calcext:value-type="float">
            <text:p>0.100325785109606</text:p>
          </table:table-cell>
          <table:table-cell table:formula="of:=SQRT([.A5])" office:value-type="float" office:value="0.1" calcext:value-type="float">
            <text:p>0.1</text:p>
          </table:table-cell>
          <table:table-cell table:formula="of:=ABS([.$D5]-[.B5])" office:value-type="float" office:value="0.000325785109606042" calcext:value-type="float">
            <text:p>0.000325785109606</text:p>
          </table:table-cell>
          <table:table-cell table:formula="of:=ABS([.$D5]-[.C5])" office:value-type="float" office:value="0.000325785109606042" calcext:value-type="float">
            <text:p>0.000325785109606</text:p>
          </table:table-cell>
        </table:table-row>
        <table:table-row table:style-name="ro3">
          <table:table-cell office:value-type="float" office:value="0.1" calcext:value-type="float">
            <text:p>0.1</text:p>
          </table:table-cell>
          <table:table-cell table:number-columns-repeated="2" office:value-type="float" office:value="0.316245562280389" calcext:value-type="float">
            <text:p>0.316245562280389</text:p>
          </table:table-cell>
          <table:table-cell table:formula="of:=SQRT([.A6])" office:value-type="float" office:value="0.316227766016838" calcext:value-type="float">
            <text:p>0.316227766016838</text:p>
          </table:table-cell>
          <table:table-cell table:formula="of:=ABS([.$D6]-[.B6])" office:value-type="float" office:value="0.0000177962635510842" calcext:value-type="float">
            <text:p>1.77962635510842E-05</text:p>
          </table:table-cell>
          <table:table-cell table:formula="of:=ABS([.$D6]-[.C6])" office:value-type="float" office:value="0.0000177962635510842" calcext:value-type="float">
            <text:p>1.77962635510842E-0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formula="of:=SQRT([.A7])" office:value-type="float" office:value="1" calcext:value-type="float">
            <text:p>1</text:p>
          </table:table-cell>
          <table:table-cell table:formula="of:=ABS([.$D7]-[.B7])" office:value-type="float" office:value="0" calcext:value-type="float">
            <text:p>0</text:p>
          </table:table-cell>
          <table:table-cell table:formula="of:=ABS([.$D7]-[.C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.16227766517567" calcext:value-type="float">
            <text:p>3.16227766517567</text:p>
          </table:table-cell>
          <table:table-cell office:value-type="float" office:value="3.16245562280389" calcext:value-type="float">
            <text:p>3.16245562280389</text:p>
          </table:table-cell>
          <table:table-cell table:formula="of:=SQRT([.A8])" office:value-type="float" office:value="3.16227766016838" calcext:value-type="float">
            <text:p>3.16227766016838</text:p>
          </table:table-cell>
          <table:table-cell table:formula="of:=ABS([.$D8]-[.B8])" office:value-type="float" office:value="0.00000000500729546715206" calcext:value-type="float">
            <text:p>5.00729546715206E-09</text:p>
          </table:table-cell>
          <table:table-cell table:formula="of:=ABS([.$D8]-[.C8])" office:value-type="float" office:value="0.000177962635510287" calcext:value-type="float">
            <text:p>0.00017796263551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0.0000000001399" calcext:value-type="float">
            <text:p>10.0000000001399</text:p>
          </table:table-cell>
          <table:table-cell office:value-type="float" office:value="10.0000528956427" calcext:value-type="float">
            <text:p>10.0000528956427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ABS([.$D9]-[.B9])" office:value-type="float" office:value="0.000000000139896982886967" calcext:value-type="float">
            <text:p>1.39896982886967E-10</text:p>
          </table:table-cell>
          <table:table-cell table:formula="of:=ABS([.$D9]-[.C9])" office:value-type="float" office:value="0.0000528956426926186" calcext:value-type="float">
            <text:p>5.28956426926186E-05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2" office:value-type="float" office:value="31.622782450701" calcext:value-type="float">
            <text:p>31.622782450701</text:p>
          </table:table-cell>
          <table:table-cell table:formula="of:=SQRT([.A10])" office:value-type="float" office:value="31.6227766016838" calcext:value-type="float">
            <text:p>31.6227766016838</text:p>
          </table:table-cell>
          <table:table-cell table:formula="of:=ABS([.$D10]-[.B10])" office:value-type="float" office:value="0.00000584901725275699" calcext:value-type="float">
            <text:p>5.84901725275699E-06</text:p>
          </table:table-cell>
          <table:table-cell table:formula="of:=ABS([.$D10]-[.C10])" office:value-type="float" office:value="0.00000584901725275699" calcext:value-type="float">
            <text:p>5.84901725275699E-06</text:p>
          </table:table-cell>
        </table:table-row>
        <table:table-row table:style-name="ro3">
          <table:table-cell office:value-type="float" office:value="10000" calcext:value-type="float">
            <text:p>10000</text:p>
          </table:table-cell>
          <table:table-cell table:number-columns-repeated="2" office:value-type="float" office:value="100.000000254907" calcext:value-type="float">
            <text:p>100.000000254907</text:p>
          </table:table-cell>
          <table:table-cell table:formula="of:=SQRT([.A11])" office:value-type="float" office:value="100" calcext:value-type="float">
            <text:p>100</text:p>
          </table:table-cell>
          <table:table-cell table:formula="of:=ABS([.$D11]-[.B11])" office:value-type="float" office:value="0.000000254907433827611" calcext:value-type="float">
            <text:p>2.54907433827611E-07</text:p>
          </table:table-cell>
          <table:table-cell table:formula="of:=ABS([.$D11]-[.C11])" office:value-type="float" office:value="0.000000254907433827611" calcext:value-type="float">
            <text:p>2.54907433827611E-07</text:p>
          </table:table-cell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number-columns-repeated="2" office:value-type="float" office:value="316.22776602039" calcext:value-type="float">
            <text:p>316.22776602039</text:p>
          </table:table-cell>
          <table:table-cell table:formula="of:=SQRT([.A12])" office:value-type="float" office:value="316.227766016838" calcext:value-type="float">
            <text:p>316.227766016838</text:p>
          </table:table-cell>
          <table:table-cell table:formula="of:=ABS([.$D12]-[.B12])" office:value-type="float" office:value="0.00000000355163365384215" calcext:value-type="float">
            <text:p>3.55163365384215E-09</text:p>
          </table:table-cell>
          <table:table-cell table:formula="of:=ABS([.$D12]-[.C12])" office:value-type="float" office:value="0.00000000355163365384215" calcext:value-type="float">
            <text:p>3.55163365384215E-09</text:p>
          </table:table-cell>
        </table:table-row>
        <table:table-row table:style-name="ro3">
          <table:table-cell office:value-type="float" office:value="1000000" calcext:value-type="float">
            <text:p>1000000</text:p>
          </table:table-cell>
          <table:table-cell office:value-type="float" office:value="1000.00000000001" calcext:value-type="float">
            <text:p>1000.00000000001</text:p>
          </table:table-cell>
          <table:table-cell office:value-type="float" office:value="1000.00015330166" calcext:value-type="float">
            <text:p>1000.00015330166</text:p>
          </table:table-cell>
          <table:table-cell table:formula="of:=SQRT([.A13])" office:value-type="float" office:value="1000" calcext:value-type="float">
            <text:p>1000</text:p>
          </table:table-cell>
          <table:table-cell table:formula="of:=ABS([.$D13]-[.B13])" office:value-type="float" office:value="0.0000000000118234311230481" calcext:value-type="float">
            <text:p>1.18234311230481E-11</text:p>
          </table:table-cell>
          <table:table-cell table:formula="of:=ABS([.$D13]-[.C13])" office:value-type="float" office:value="0.000153301662862759" calcext:value-type="float">
            <text:p>0.000153301662863</text:p>
          </table:table-cell>
        </table:table-row>
        <table:table-row table:style-name="ro3">
          <table:table-cell office:value-type="float" office:value="10000000" calcext:value-type="float">
            <text:p>10000000</text:p>
          </table:table-cell>
          <table:table-cell office:value-type="float" office:value="3162.27766016838" calcext:value-type="float">
            <text:p>3162.27766016838</text:p>
          </table:table-cell>
          <table:table-cell office:value-type="float" office:value="3162.27766648637" calcext:value-type="float">
            <text:p>3162.27766648637</text:p>
          </table:table-cell>
          <table:table-cell table:formula="of:=SQRT([.A14])" office:value-type="float" office:value="3162.27766016838" calcext:value-type="float">
            <text:p>3162.27766016838</text:p>
          </table:table-cell>
          <table:table-cell table:formula="of:=ABS([.$D14]-[.B14])" office:value-type="float" office:value="0" calcext:value-type="float">
            <text:p>0</text:p>
          </table:table-cell>
          <table:table-cell table:formula="of:=ABS([.$D14]-[.C14])" office:value-type="float" office:value="0.00000631799548500567" calcext:value-type="float">
            <text:p>6.31799548500567E-06</text:p>
          </table:table-cell>
        </table:table-row>
        <table:table-row table:style-name="ro3"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825" calcext:value-type="float">
            <text:p>10000.0000000825</text:p>
          </table:table-cell>
          <table:table-cell table:formula="of:=SQRT([.A15])" office:value-type="float" office:value="10000" calcext:value-type="float">
            <text:p>10000</text:p>
          </table:table-cell>
          <table:table-cell table:formula="of:=ABS([.$D15]-[.B15])" office:value-type="float" office:value="0" calcext:value-type="float">
            <text:p>0</text:p>
          </table:table-cell>
          <table:table-cell table:formula="of:=ABS([.$D15]-[.C15])" office:value-type="float" office:value="0.0000000824620656203479" calcext:value-type="float">
            <text:p>8.24620656203479E-08</text:p>
          </table:table-cell>
        </table:table-row>
        <table:table-row table:style-name="ro3">
          <table:table-cell office:value-type="float" office:value="1000000000" calcext:value-type="float">
            <text:p>1000000000</text:p>
          </table:table-cell>
          <table:table-cell table:number-columns-repeated="2" office:value-type="float" office:value="31622.776601684" calcext:value-type="float">
            <text:p>31622.776601684</text:p>
          </table:table-cell>
          <table:table-cell table:formula="of:=SQRT([.A16])" office:value-type="float" office:value="31622.7766016838" calcext:value-type="float">
            <text:p>31622.7766016838</text:p>
          </table:table-cell>
          <table:table-cell table:formula="of:=ABS([.$D16]-[.B16])" office:value-type="float" office:value="0.00000000025465851649642" calcext:value-type="float">
            <text:p>2.5465851649642E-10</text:p>
          </table:table-cell>
          <table:table-cell table:formula="of:=ABS([.$D16]-[.C16])" office:value-type="float" office:value="0.00000000025465851649642" calcext:value-type="float">
            <text:p>2.5465851649642E-10</text:p>
          </table:table-cell>
        </table:table-row>
        <table:table-row table:style-name="ro3">
          <table:table-cell office:value-type="float" office:value="10000000000" calcext:value-type="float">
            <text:p>100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.000156032" calcext:value-type="float">
            <text:p>100000.000156032</text:p>
          </table:table-cell>
          <table:table-cell table:formula="of:=SQRT([.A17])" office:value-type="float" office:value="100000" calcext:value-type="float">
            <text:p>100000</text:p>
          </table:table-cell>
          <table:table-cell table:formula="of:=ABS([.$D17]-[.B17])" office:value-type="float" office:value="0" calcext:value-type="float">
            <text:p>0</text:p>
          </table:table-cell>
          <table:table-cell table:formula="of:=ABS([.$D17]-[.C17])" office:value-type="float" office:value="0.000156032328959554" calcext:value-type="float">
            <text:p>0.00015603232896</text:p>
          </table:table-cell>
        </table:table-row>
        <table:table-row table:style-name="ro3">
          <table:table-cell office:value-type="float" office:value="100000000000" calcext:value-type="float">
            <text:p>100000000000</text:p>
          </table:table-cell>
          <table:table-cell office:value-type="float" office:value="316227.766016838" calcext:value-type="float">
            <text:p>316227.766016838</text:p>
          </table:table-cell>
          <table:table-cell office:value-type="float" office:value="316227.766018745" calcext:value-type="float">
            <text:p>316227.766018745</text:p>
          </table:table-cell>
          <table:table-cell table:formula="of:=SQRT([.A18])" office:value-type="float" office:value="316227.766016838" calcext:value-type="float">
            <text:p>316227.766016838</text:p>
          </table:table-cell>
          <table:table-cell table:formula="of:=ABS([.$D18]-[.B18])" office:value-type="float" office:value="0" calcext:value-type="float">
            <text:p>0</text:p>
          </table:table-cell>
          <table:table-cell table:formula="of:=ABS([.$D18]-[.C18])" office:value-type="float" office:value="0.00000190746504813433" calcext:value-type="float">
            <text:p>1.90746504813433E-06</text:p>
          </table:table-cell>
        </table:table-row>
        <table:table-row table:style-name="ro3">
          <table:table-cell office:value-type="float" office:value="1000000000000" calcext:value-type="float">
            <text:p>10000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.00000001" calcext:value-type="float">
            <text:p>1000000.00000001</text:p>
          </table:table-cell>
          <table:table-cell table:formula="of:=SQRT([.A19])" office:value-type="float" office:value="1000000" calcext:value-type="float">
            <text:p>1000000</text:p>
          </table:table-cell>
          <table:table-cell table:formula="of:=ABS([.$D19]-[.B19])" office:value-type="float" office:value="0" calcext:value-type="float">
            <text:p>0</text:p>
          </table:table-cell>
          <table:table-cell table:formula="of:=ABS([.$D19]-[.C19])" office:value-type="float" office:value="0.000000005355104804039" calcext:value-type="float">
            <text:p>5.355104804039E-09</text:p>
          </table:table-cell>
        </table:table-row>
      </table:table>
      <table:table table:name="SICP Exercise 1.6_2" table:style-name="ta1">
        <table:shapes>
          <draw:frame draw:z-index="0" draw:style-name="gr4" draw:text-style-name="P4" svg:width="71.85mm" svg:height="35.22mm" svg:x="171.77mm" svg:y="7.23mm">
            <draw:text-box>
              <text:p text:style-name="P3"><text:span text:style-name="T5">Precision = 0.0001</text:span></text:p>
            </draw:text-box>
          </draw:frame>
          <draw:frame draw:z-index="1" draw:style-name="gr3" draw:text-style-name="P1" svg:width="160.11mm" svg:height="90.09mm" svg:x="22.59mm" svg:y="99.36mm">
            <loext:p draw:notify-on-update-of-ranges="'SICP Exercise 1.6_2'.A2:'SICP Exercise 1.6_2'.A19 'SICP Exercise 1.6_2'.E1:'SICP Exercise 1.6_2'.E1 'SICP Exercise 1.6_2'.E2:'SICP Exercise 1.6_2'.E19 'SICP Exercise 1.6_2'.F1:'SICP Exercise 1.6_2'.F1 'SICP Exercise 1.6_2'.F2:'SICP Exercise 1.6_2'.F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3"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sqrt_old</text:p>
          </table:table-cell>
          <table:table-cell table:style-name="ce8" office:value-type="string" calcext:value-type="string">
            <text:p>sqrt_new</text:p>
          </table:table-cell>
          <table:table-cell table:style-name="ce8" office:value-type="string" calcext:value-type="string">
            <text:p>Real SQRT</text:p>
          </table:table-cell>
          <table:table-cell table:style-name="ce8" office:value-type="string" calcext:value-type="string">
            <text:p>Diff Old</text:p>
          </table:table-cell>
          <table:table-cell table:style-name="ce8" office:value-type="string" calcext:value-type="string">
            <text:p>Diff New</text:p>
          </table:table-cell>
        </table:table-row>
        <table:table-row table:style-name="ro3">
          <table:table-cell table:style-name="ce9" office:value-type="float" office:value="0.00001" calcext:value-type="float">
            <text:p>1.00E-05</text:p>
          </table:table-cell>
          <table:table-cell office:value-type="float" office:value="0.00823455321095483" calcext:value-type="float">
            <text:p>0.008234553210955</text:p>
          </table:table-cell>
          <table:table-cell office:value-type="float" office:value="0.00317202865535748" calcext:value-type="float">
            <text:p>0.003172028655357</text:p>
          </table:table-cell>
          <table:table-cell table:formula="of:=SQRT([.A2])" office:value-type="float" office:value="0.00316227766016838" calcext:value-type="float">
            <text:p>0.003162277660168</text:p>
          </table:table-cell>
          <table:table-cell table:formula="of:=ABS([.$D2]-[.B2])" office:value-type="float" office:value="0.00507227555078645" calcext:value-type="float">
            <text:p>0.005072275550786</text:p>
          </table:table-cell>
          <table:table-cell table:formula="of:=ABS([.$D2]-[.C2])" office:value-type="float" office:value="0.00000975099518910364" calcext:value-type="float">
            <text:p>9.75099518910364E-06</text:p>
          </table:table-cell>
        </table:table-row>
        <table:table-row table:style-name="ro3">
          <table:table-cell office:value-type="float" office:value="0.0001" calcext:value-type="float">
            <text:p>0.0001</text:p>
          </table:table-cell>
          <table:table-cell office:value-type="float" office:value="0.0116754738949848" calcext:value-type="float">
            <text:p>0.011675473894985</text:p>
          </table:table-cell>
          <table:table-cell office:value-type="float" office:value="0.0100007140387117" calcext:value-type="float">
            <text:p>0.010000714038712</text:p>
          </table:table-cell>
          <table:table-cell table:formula="of:=SQRT([.A3])" office:value-type="float" office:value="0.01" calcext:value-type="float">
            <text:p>0.01</text:p>
          </table:table-cell>
          <table:table-cell table:formula="of:=ABS([.$D3]-[.B3])" office:value-type="float" office:value="0.00167547389498479" calcext:value-type="float">
            <text:p>0.001675473894985</text:p>
          </table:table-cell>
          <table:table-cell table:formula="of:=ABS([.$D3]-[.C3])" office:value-type="float" office:value="0.000000714038711746232" calcext:value-type="float">
            <text:p>7.14038711746232E-07</text:p>
          </table:table-cell>
        </table:table-row>
        <table:table-row table:style-name="ro3">
          <table:table-cell office:value-type="float" office:value="0.001" calcext:value-type="float">
            <text:p>0.001</text:p>
          </table:table-cell>
          <table:table-cell office:value-type="float" office:value="0.0327452693444886" calcext:value-type="float">
            <text:p>0.032745269344489</text:p>
          </table:table-cell>
          <table:table-cell office:value-type="float" office:value="0.0316420158686508" calcext:value-type="float">
            <text:p>0.031642015868651</text:p>
          </table:table-cell>
          <table:table-cell table:formula="of:=SQRT([.A4])" office:value-type="float" office:value="0.0316227766016838" calcext:value-type="float">
            <text:p>0.031622776601684</text:p>
          </table:table-cell>
          <table:table-cell table:formula="of:=ABS([.$D4]-[.B4])" office:value-type="float" office:value="0.00112249274280485" calcext:value-type="float">
            <text:p>0.001122492742805</text:p>
          </table:table-cell>
          <table:table-cell table:formula="of:=ABS([.$D4]-[.C4])" office:value-type="float" office:value="0.0000192392669669944" calcext:value-type="float">
            <text:p>1.92392669669944E-05</text:p>
          </table:table-cell>
        </table:table-row>
        <table:table-row table:style-name="ro3">
          <table:table-cell office:value-type="float" office:value="0.01" calcext:value-type="float">
            <text:p>0.01</text:p>
          </table:table-cell>
          <table:table-cell office:value-type="float" office:value="0.100325785109606" calcext:value-type="float">
            <text:p>0.100325785109606</text:p>
          </table:table-cell>
          <table:table-cell office:value-type="float" office:value="0.100000528956427" calcext:value-type="float">
            <text:p>0.100000528956427</text:p>
          </table:table-cell>
          <table:table-cell table:formula="of:=SQRT([.A5])" office:value-type="float" office:value="0.1" calcext:value-type="float">
            <text:p>0.1</text:p>
          </table:table-cell>
          <table:table-cell table:formula="of:=ABS([.$D5]-[.B5])" office:value-type="float" office:value="0.000325785109606042" calcext:value-type="float">
            <text:p>0.000325785109606</text:p>
          </table:table-cell>
          <table:table-cell table:formula="of:=ABS([.$D5]-[.C5])" office:value-type="float" office:value="0.00000052895642692341" calcext:value-type="float">
            <text:p>5.2895642692341E-07</text:p>
          </table:table-cell>
        </table:table-row>
        <table:table-row table:style-name="ro3">
          <table:table-cell office:value-type="float" office:value="0.1" calcext:value-type="float">
            <text:p>0.1</text:p>
          </table:table-cell>
          <table:table-cell table:number-columns-repeated="2" office:value-type="float" office:value="0.316245562280389" calcext:value-type="float">
            <text:p>0.316245562280389</text:p>
          </table:table-cell>
          <table:table-cell table:formula="of:=SQRT([.A6])" office:value-type="float" office:value="0.316227766016838" calcext:value-type="float">
            <text:p>0.316227766016838</text:p>
          </table:table-cell>
          <table:table-cell table:formula="of:=ABS([.$D6]-[.B6])" office:value-type="float" office:value="0.0000177962635510842" calcext:value-type="float">
            <text:p>1.77962635510842E-05</text:p>
          </table:table-cell>
          <table:table-cell table:formula="of:=ABS([.$D6]-[.C6])" office:value-type="float" office:value="0.0000177962635510842" calcext:value-type="float">
            <text:p>1.77962635510842E-0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formula="of:=SQRT([.A7])" office:value-type="float" office:value="1" calcext:value-type="float">
            <text:p>1</text:p>
          </table:table-cell>
          <table:table-cell table:formula="of:=ABS([.$D7]-[.B7])" office:value-type="float" office:value="0" calcext:value-type="float">
            <text:p>0</text:p>
          </table:table-cell>
          <table:table-cell table:formula="of:=ABS([.$D7]-[.C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3.16227766517567" calcext:value-type="float">
            <text:p>3.16227766517567</text:p>
          </table:table-cell>
          <table:table-cell table:formula="of:=SQRT([.A8])" office:value-type="float" office:value="3.16227766016838" calcext:value-type="float">
            <text:p>3.16227766016838</text:p>
          </table:table-cell>
          <table:table-cell table:formula="of:=ABS([.$D8]-[.B8])" office:value-type="float" office:value="0.00000000500729546715206" calcext:value-type="float">
            <text:p>5.00729546715206E-09</text:p>
          </table:table-cell>
          <table:table-cell table:formula="of:=ABS([.$D8]-[.C8])" office:value-type="float" office:value="0.00000000500729546715206" calcext:value-type="float">
            <text:p>5.00729546715206E-09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0.0000000001399" calcext:value-type="float">
            <text:p>10.0000000001399</text:p>
          </table:table-cell>
          <table:table-cell office:value-type="float" office:value="10.0000528956427" calcext:value-type="float">
            <text:p>10.0000528956427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ABS([.$D9]-[.B9])" office:value-type="float" office:value="0.000000000139896982886967" calcext:value-type="float">
            <text:p>1.39896982886967E-10</text:p>
          </table:table-cell>
          <table:table-cell table:formula="of:=ABS([.$D9]-[.C9])" office:value-type="float" office:value="0.0000528956426926186" calcext:value-type="float">
            <text:p>5.28956426926186E-05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1.6227766016843" calcext:value-type="float">
            <text:p>31.6227766016843</text:p>
          </table:table-cell>
          <table:table-cell office:value-type="float" office:value="31.622782450701" calcext:value-type="float">
            <text:p>31.622782450701</text:p>
          </table:table-cell>
          <table:table-cell table:formula="of:=SQRT([.A10])" office:value-type="float" office:value="31.6227766016838" calcext:value-type="float">
            <text:p>31.6227766016838</text:p>
          </table:table-cell>
          <table:table-cell table:formula="of:=ABS([.$D10]-[.B10])" office:value-type="float" office:value="0.000000000000543565192856477" calcext:value-type="float">
            <text:p>5.43565192856477E-13</text:p>
          </table:table-cell>
          <table:table-cell table:formula="of:=ABS([.$D10]-[.C10])" office:value-type="float" office:value="0.00000584901725275699" calcext:value-type="float">
            <text:p>5.84901725275699E-06</text:p>
          </table:table-cell>
        </table:table-row>
        <table:table-row table:style-name="ro3">
          <table:table-cell office:value-type="float" office:value="10000" calcext:value-type="float">
            <text:p>10000</text:p>
          </table:table-cell>
          <table:table-cell table:number-columns-repeated="2" office:value-type="float" office:value="100.000000254907" calcext:value-type="float">
            <text:p>100.000000254907</text:p>
          </table:table-cell>
          <table:table-cell table:formula="of:=SQRT([.A11])" office:value-type="float" office:value="100" calcext:value-type="float">
            <text:p>100</text:p>
          </table:table-cell>
          <table:table-cell table:formula="of:=ABS([.$D11]-[.B11])" office:value-type="float" office:value="0.000000254907433827611" calcext:value-type="float">
            <text:p>2.54907433827611E-07</text:p>
          </table:table-cell>
          <table:table-cell table:formula="of:=ABS([.$D11]-[.C11])" office:value-type="float" office:value="0.000000254907433827611" calcext:value-type="float">
            <text:p>2.54907433827611E-07</text:p>
          </table:table-cell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number-columns-repeated="2" office:value-type="float" office:value="316.22776602039" calcext:value-type="float">
            <text:p>316.22776602039</text:p>
          </table:table-cell>
          <table:table-cell table:formula="of:=SQRT([.A12])" office:value-type="float" office:value="316.227766016838" calcext:value-type="float">
            <text:p>316.227766016838</text:p>
          </table:table-cell>
          <table:table-cell table:formula="of:=ABS([.$D12]-[.B12])" office:value-type="float" office:value="0.00000000355163365384215" calcext:value-type="float">
            <text:p>3.55163365384215E-09</text:p>
          </table:table-cell>
          <table:table-cell table:formula="of:=ABS([.$D12]-[.C12])" office:value-type="float" office:value="0.00000000355163365384215" calcext:value-type="float">
            <text:p>3.55163365384215E-09</text:p>
          </table:table-cell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number-columns-repeated="2" office:value-type="float" office:value="1000.00000000001" calcext:value-type="float">
            <text:p>1000.00000000001</text:p>
          </table:table-cell>
          <table:table-cell table:formula="of:=SQRT([.A13])" office:value-type="float" office:value="1000" calcext:value-type="float">
            <text:p>1000</text:p>
          </table:table-cell>
          <table:table-cell table:formula="of:=ABS([.$D13]-[.B13])" office:value-type="float" office:value="0.0000000000118234311230481" calcext:value-type="float">
            <text:p>1.18234311230481E-11</text:p>
          </table:table-cell>
          <table:table-cell table:formula="of:=ABS([.$D13]-[.C13])" office:value-type="float" office:value="0.0000000000118234311230481" calcext:value-type="float">
            <text:p>1.18234311230481E-11</text:p>
          </table:table-cell>
        </table:table-row>
        <table:table-row table:style-name="ro3">
          <table:table-cell office:value-type="float" office:value="10000000" calcext:value-type="float">
            <text:p>10000000</text:p>
          </table:table-cell>
          <table:table-cell office:value-type="float" office:value="3162.27766016838" calcext:value-type="float">
            <text:p>3162.27766016838</text:p>
          </table:table-cell>
          <table:table-cell office:value-type="float" office:value="3162.27766648637" calcext:value-type="float">
            <text:p>3162.27766648637</text:p>
          </table:table-cell>
          <table:table-cell table:formula="of:=SQRT([.A14])" office:value-type="float" office:value="3162.27766016838" calcext:value-type="float">
            <text:p>3162.27766016838</text:p>
          </table:table-cell>
          <table:table-cell table:formula="of:=ABS([.$D14]-[.B14])" office:value-type="float" office:value="0" calcext:value-type="float">
            <text:p>0</text:p>
          </table:table-cell>
          <table:table-cell table:formula="of:=ABS([.$D14]-[.C14])" office:value-type="float" office:value="0.00000631799548500567" calcext:value-type="float">
            <text:p>6.31799548500567E-06</text:p>
          </table:table-cell>
        </table:table-row>
        <table:table-row table:style-name="ro3"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825" calcext:value-type="float">
            <text:p>10000.0000000825</text:p>
          </table:table-cell>
          <table:table-cell table:formula="of:=SQRT([.A15])" office:value-type="float" office:value="10000" calcext:value-type="float">
            <text:p>10000</text:p>
          </table:table-cell>
          <table:table-cell table:formula="of:=ABS([.$D15]-[.B15])" office:value-type="float" office:value="0" calcext:value-type="float">
            <text:p>0</text:p>
          </table:table-cell>
          <table:table-cell table:formula="of:=ABS([.$D15]-[.C15])" office:value-type="float" office:value="0.0000000824620656203479" calcext:value-type="float">
            <text:p>8.24620656203479E-08</text:p>
          </table:table-cell>
        </table:table-row>
        <table:table-row table:style-name="ro3">
          <table:table-cell office:value-type="float" office:value="1000000000" calcext:value-type="float">
            <text:p>1000000000</text:p>
          </table:table-cell>
          <table:table-cell table:number-columns-repeated="2" office:value-type="float" office:value="31622.776601684" calcext:value-type="float">
            <text:p>31622.776601684</text:p>
          </table:table-cell>
          <table:table-cell table:formula="of:=SQRT([.A16])" office:value-type="float" office:value="31622.7766016838" calcext:value-type="float">
            <text:p>31622.7766016838</text:p>
          </table:table-cell>
          <table:table-cell table:formula="of:=ABS([.$D16]-[.B16])" office:value-type="float" office:value="0.00000000025465851649642" calcext:value-type="float">
            <text:p>2.5465851649642E-10</text:p>
          </table:table-cell>
          <table:table-cell table:formula="of:=ABS([.$D16]-[.C16])" office:value-type="float" office:value="0.00000000025465851649642" calcext:value-type="float">
            <text:p>2.5465851649642E-10</text:p>
          </table:table-cell>
        </table:table-row>
        <table:table-row table:style-name="ro3">
          <table:table-cell office:value-type="float" office:value="10000000000" calcext:value-type="float">
            <text:p>1000000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formula="of:=SQRT([.A17])" office:value-type="float" office:value="100000" calcext:value-type="float">
            <text:p>100000</text:p>
          </table:table-cell>
          <table:table-cell table:formula="of:=ABS([.$D17]-[.B17])" office:value-type="float" office:value="0" calcext:value-type="float">
            <text:p>0</text:p>
          </table:table-cell>
          <table:table-cell table:formula="of:=ABS([.$D17]-[.C17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000000000" calcext:value-type="float">
            <text:p>100000000000</text:p>
          </table:table-cell>
          <table:table-cell office:value-type="float" office:value="316227.766016838" calcext:value-type="float">
            <text:p>316227.766016838</text:p>
          </table:table-cell>
          <table:table-cell office:value-type="float" office:value="316227.766018745" calcext:value-type="float">
            <text:p>316227.766018745</text:p>
          </table:table-cell>
          <table:table-cell table:formula="of:=SQRT([.A18])" office:value-type="float" office:value="316227.766016838" calcext:value-type="float">
            <text:p>316227.766016838</text:p>
          </table:table-cell>
          <table:table-cell table:formula="of:=ABS([.$D18]-[.B18])" office:value-type="float" office:value="0" calcext:value-type="float">
            <text:p>0</text:p>
          </table:table-cell>
          <table:table-cell table:formula="of:=ABS([.$D18]-[.C18])" office:value-type="float" office:value="0.00000190746504813433" calcext:value-type="float">
            <text:p>1.90746504813433E-06</text:p>
          </table:table-cell>
        </table:table-row>
        <table:table-row table:style-name="ro3">
          <table:table-cell office:value-type="float" office:value="1000000000000" calcext:value-type="float">
            <text:p>10000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.00000001" calcext:value-type="float">
            <text:p>1000000.00000001</text:p>
          </table:table-cell>
          <table:table-cell table:formula="of:=SQRT([.A19])" office:value-type="float" office:value="1000000" calcext:value-type="float">
            <text:p>1000000</text:p>
          </table:table-cell>
          <table:table-cell table:formula="of:=ABS([.$D19]-[.B19])" office:value-type="float" office:value="0" calcext:value-type="float">
            <text:p>0</text:p>
          </table:table-cell>
          <table:table-cell table:formula="of:=ABS([.$D19]-[.C19])" office:value-type="float" office:value="0.000000005355104804039" calcext:value-type="float">
            <text:p>5.355104804039E-09</text:p>
          </table:table-cell>
        </table:table-row>
      </table:table>
      <table:named-expressions>
        <table:named-range table:name="Base" table:base-cell-address="$'Cube roots'.$B$1" table:cell-range-address="#REF!"/>
        <table:named-range table:name="x" table:base-cell-address="$'Square roots'.$B$1" table:cell-range-address="$'Square roots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5" loext:min-decimal-places="15" number:min-integer-digits="1"/>
    </number:number-style>
    <number:number-style style:name="N113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09:06:34.296213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07:52.216468823</meta:creation-date>
    <meta:editing-duration>PT6H40M11S</meta:editing-duration>
    <meta:editing-cycles>11</meta:editing-cycles>
    <meta:generator>LibreOffice/5.2.2.2$Linux_X86_64 LibreOffice_project/20m0$Build-2</meta:generator>
    <meta:initial-creator>Martin Robson</meta:initial-creator>
    <dc:date>2016-10-24T14:16:41.329348642</dc:date>
    <meta:document-statistic meta:table-count="4" meta:cell-count="328" meta:object-count="15"/>
  </office:meta>
</office:document-meta>
</file>

<file path=Object 1/content.xml><?xml version="1.0" encoding="utf-8"?>
<math xmlns="http://www.w3.org/1998/Math/MathML" display="block"/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3.398cm" svg:y="3.957cm" style:legend-expansion="high" chart:style-name="ch2"/>
        <chart:plot-area chart:style-name="ch3" table:cell-range-address="'SICP Exercise 1.6'.A2:'SICP Exercise 1.6'.A19 'SICP Exercise 1.6'.E1:'SICP Exercise 1.6'.F19" chart:data-source-has-labels="both" svg:x="0.32cm" svg:y="0.18cm" svg:width="12.758cm" svg:height="8.65cm">
          <chartooo:coordinate-region svg:x="1.418cm" svg:y="0.18cm" svg:width="11.503cm" svg:height="6.873cm"/>
          <chart:axis chart:dimension="x" chart:name="primary-x" chart:style-name="ch4" chartooo:axis-type="auto">
            <chartooo:date-scale/>
            <chart:categories table:cell-range-address="'SICP Exercise 1.6'.A2:'SICP Exercise 1.6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CP Exercise 1.6'.E2:'SICP Exercise 1.6'.E19" chart:label-cell-address="'SICP Exercise 1.6'.E1:'SICP Exercise 1.6'.E1" chart:class="chart:line">
            <chart:data-point chart:repeated="18"/>
          </chart:series>
          <chart:series chart:style-name="ch8" chart:values-cell-range-address="'SICP Exercise 1.6'.F2:'SICP Exercise 1.6'.F19" chart:label-cell-address="'SICP Exercise 1.6'.F1:'SICP Exercise 1.6'.F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Old</text:p>
                <draw:g>
                  <svg:desc>'SICP Exercise 1.6'.E1:'SICP Exercise 1.6'.E1</svg:desc>
                </draw:g>
              </table:table-cell>
              <table:table-cell office:value-type="string">
                <text:p>Diff New</text:p>
                <draw:g>
                  <svg:desc>'SICP Exercise 1.6'.F1:'SICP Exercise 1.6'.F1</svg:desc>
                </draw:g>
              </table:table-cell>
            </table:table-row>
          </table:table-header-rows>
          <table:table-rows>
            <table:table-row>
              <table:table-cell office:value-type="float" office:value="0.00001">
                <text:p>0.00001</text:p>
                <draw:g>
                  <svg:desc>'SICP Exercise 1.6'.A2:'SICP Exercise 1.6'.A19</svg:desc>
                </draw:g>
              </table:table-cell>
              <table:table-cell office:value-type="float" office:value="0.0281942124475488">
                <text:p>0.0281942124475488</text:p>
                <draw:g>
                  <svg:desc>'SICP Exercise 1.6'.E2:'SICP Exercise 1.6'.E19</svg:desc>
                </draw:g>
              </table:table-cell>
              <table:table-cell office:value-type="float" office:value="0.000258278237979504">
                <text:p>0.000258278237979504</text:p>
                <draw:g>
                  <svg:desc>'SICP Exercise 1.6'.F2:'SICP Exercise 1.6'.F19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223084483304812">
                <text:p>0.0223084483304812</text:p>
              </table:table-cell>
              <table:table-cell office:value-type="float" office:value="0.000120218365353949">
                <text:p>0.00012021836535394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962264947330736">
                <text:p>0.00962264947330736</text:p>
              </table:table-cell>
              <table:table-cell office:value-type="float" office:value="0.0000192392669669944">
                <text:p>0.000019239266966994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325785109606042">
                <text:p>0.000325785109606042</text:p>
              </table:table-cell>
              <table:table-cell office:value-type="float" office:value="0.000325785109606042">
                <text:p>0.00032578510960604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177962635510842">
                <text:p>0.0000177962635510842</text:p>
              </table:table-cell>
              <table:table-cell office:value-type="float" office:value="0.0000177962635510842">
                <text:p>0.00001779626355108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500729546715206">
                <text:p>0.00000000500729546715206</text:p>
              </table:table-cell>
              <table:table-cell office:value-type="float" office:value="0.000177962635510287">
                <text:p>0.000177962635510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139896982886967">
                <text:p>0.000000000139896982886967</text:p>
              </table:table-cell>
              <table:table-cell office:value-type="float" office:value="0.0000528956426926186">
                <text:p>0.00005289564269261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584901725275699">
                <text:p>0.00000584901725275699</text:p>
              </table:table-cell>
              <table:table-cell office:value-type="float" office:value="0.00000584901725275699">
                <text:p>0.000005849017252756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254907433827611">
                <text:p>0.000000254907433827611</text:p>
              </table:table-cell>
              <table:table-cell office:value-type="float" office:value="0.000000254907433827611">
                <text:p>0.0000002549074338276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0355163365384215">
                <text:p>0.00000000355163365384215</text:p>
              </table:table-cell>
              <table:table-cell office:value-type="float" office:value="0.00000000355163365384215">
                <text:p>0.000000003551633653842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000118234311230481">
                <text:p>0.0000000000118234311230481</text:p>
              </table:table-cell>
              <table:table-cell office:value-type="float" office:value="0.000153301662862759">
                <text:p>0.00015330166286275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.00000631799548500567">
                <text:p>0.00000631799548500567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.0000000824620656203479">
                <text:p>0.000000082462065620347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00000000025465851649642">
                <text:p>0.00000000025465851649642</text:p>
              </table:table-cell>
              <table:table-cell office:value-type="float" office:value="0.00000000025465851649642">
                <text:p>0.00000000025465851649642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0">
                <text:p>0</text:p>
              </table:table-cell>
              <table:table-cell office:value-type="float" office:value="0.000156032328959554">
                <text:p>0.000156032328959554</text:p>
              </table:table-cell>
            </table:table-row>
            <table:table-row>
              <table:table-cell office:value-type="float" office:value="100000000000">
                <text:p>100000000000</text:p>
              </table:table-cell>
              <table:table-cell office:value-type="float" office:value="0">
                <text:p>0</text:p>
              </table:table-cell>
              <table:table-cell office:value-type="float" office:value="0.00000190746504813433">
                <text:p>0.00000190746504813433</text:p>
              </table:table-cell>
            </table:table-row>
            <table:table-row>
              <table:table-cell office:value-type="float" office:value="1000000000000">
                <text:p>1000000000000</text:p>
              </table:table-cell>
              <table:table-cell office:value-type="float" office:value="0">
                <text:p>0</text:p>
              </table:table-cell>
              <table:table-cell office:value-type="float" office:value="0.000000005355104804039">
                <text:p>0.0000000053551048040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3.398cm" svg:y="3.957cm" style:legend-expansion="high" chart:style-name="ch2"/>
        <chart:plot-area chart:style-name="ch3" table:cell-range-address="'SICP Exercise 1.6_2'.A2:'SICP Exercise 1.6_2'.A19 'SICP Exercise 1.6_2'.E1:'SICP Exercise 1.6_2'.F19" chart:data-source-has-labels="both" svg:x="0.32cm" svg:y="0.18cm" svg:width="12.758cm" svg:height="8.65cm">
          <chartooo:coordinate-region svg:x="1.418cm" svg:y="0.18cm" svg:width="11.503cm" svg:height="6.873cm"/>
          <chart:axis chart:dimension="x" chart:name="primary-x" chart:style-name="ch4" chartooo:axis-type="auto">
            <chartooo:date-scale/>
            <chart:categories table:cell-range-address="'SICP Exercise 1.6_2'.A2:'SICP Exercise 1.6_2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CP Exercise 1.6_2'.E2:'SICP Exercise 1.6_2'.E19" chart:label-cell-address="'SICP Exercise 1.6_2'.E1:'SICP Exercise 1.6_2'.E1" chart:class="chart:line">
            <chart:data-point chart:repeated="18"/>
          </chart:series>
          <chart:series chart:style-name="ch8" chart:values-cell-range-address="'SICP Exercise 1.6_2'.F2:'SICP Exercise 1.6_2'.F19" chart:label-cell-address="'SICP Exercise 1.6_2'.F1:'SICP Exercise 1.6_2'.F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Old</text:p>
                <draw:g>
                  <svg:desc>'SICP Exercise 1.6_2'.E1:'SICP Exercise 1.6_2'.E1</svg:desc>
                </draw:g>
              </table:table-cell>
              <table:table-cell office:value-type="string">
                <text:p>Diff New</text:p>
                <draw:g>
                  <svg:desc>'SICP Exercise 1.6_2'.F1:'SICP Exercise 1.6_2'.F1</svg:desc>
                </draw:g>
              </table:table-cell>
            </table:table-row>
          </table:table-header-rows>
          <table:table-rows>
            <table:table-row>
              <table:table-cell office:value-type="float" office:value="0.00001">
                <text:p>0.00001</text:p>
                <draw:g>
                  <svg:desc>'SICP Exercise 1.6_2'.A2:'SICP Exercise 1.6_2'.A19</svg:desc>
                </draw:g>
              </table:table-cell>
              <table:table-cell office:value-type="float" office:value="0.00507227555078645">
                <text:p>0.00507227555078645</text:p>
                <draw:g>
                  <svg:desc>'SICP Exercise 1.6_2'.E2:'SICP Exercise 1.6_2'.E19</svg:desc>
                </draw:g>
              </table:table-cell>
              <table:table-cell office:value-type="float" office:value="0.00000975099518910364">
                <text:p>0.00000975099518910364</text:p>
                <draw:g>
                  <svg:desc>'SICP Exercise 1.6_2'.F2:'SICP Exercise 1.6_2'.F19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0167547389498479">
                <text:p>0.00167547389498479</text:p>
              </table:table-cell>
              <table:table-cell office:value-type="float" office:value="0.000000714038711746232">
                <text:p>0.000000714038711746232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112249274280485">
                <text:p>0.00112249274280485</text:p>
              </table:table-cell>
              <table:table-cell office:value-type="float" office:value="0.0000192392669669944">
                <text:p>0.000019239266966994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325785109606042">
                <text:p>0.000325785109606042</text:p>
              </table:table-cell>
              <table:table-cell office:value-type="float" office:value="0.00000052895642692341">
                <text:p>0.0000005289564269234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177962635510842">
                <text:p>0.0000177962635510842</text:p>
              </table:table-cell>
              <table:table-cell office:value-type="float" office:value="0.0000177962635510842">
                <text:p>0.00001779626355108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500729546715206">
                <text:p>0.00000000500729546715206</text:p>
              </table:table-cell>
              <table:table-cell office:value-type="float" office:value="0.00000000500729546715206">
                <text:p>0.000000005007295467152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00139896982886967">
                <text:p>0.000000000139896982886967</text:p>
              </table:table-cell>
              <table:table-cell office:value-type="float" office:value="0.0000528956426926186">
                <text:p>0.00005289564269261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00000543565192856477">
                <text:p>0.000000000000543565192856477</text:p>
              </table:table-cell>
              <table:table-cell office:value-type="float" office:value="0.00000584901725275699">
                <text:p>0.000005849017252756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254907433827611">
                <text:p>0.000000254907433827611</text:p>
              </table:table-cell>
              <table:table-cell office:value-type="float" office:value="0.000000254907433827611">
                <text:p>0.0000002549074338276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0355163365384215">
                <text:p>0.00000000355163365384215</text:p>
              </table:table-cell>
              <table:table-cell office:value-type="float" office:value="0.00000000355163365384215">
                <text:p>0.000000003551633653842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000118234311230481">
                <text:p>0.0000000000118234311230481</text:p>
              </table:table-cell>
              <table:table-cell office:value-type="float" office:value="0.0000000000118234311230481">
                <text:p>0.00000000001182343112304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.00000631799548500567">
                <text:p>0.00000631799548500567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.0000000824620656203479">
                <text:p>0.000000082462065620347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00000000025465851649642">
                <text:p>0.00000000025465851649642</text:p>
              </table:table-cell>
              <table:table-cell office:value-type="float" office:value="0.00000000025465851649642">
                <text:p>0.00000000025465851649642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000">
                <text:p>100000000000</text:p>
              </table:table-cell>
              <table:table-cell office:value-type="float" office:value="0">
                <text:p>0</text:p>
              </table:table-cell>
              <table:table-cell office:value-type="float" office:value="0.00000190746504813433">
                <text:p>0.00000190746504813433</text:p>
              </table:table-cell>
            </table:table-row>
            <table:table-row>
              <table:table-cell office:value-type="float" office:value="1000000000000">
                <text:p>1000000000000</text:p>
              </table:table-cell>
              <table:table-cell office:value-type="float" office:value="0">
                <text:p>0</text:p>
              </table:table-cell>
              <table:table-cell office:value-type="float" office:value="0.000000005355104804039">
                <text:p>0.0000000053551048040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i>y</mi>
      <mo stretchy="false">=</mo>
      <msqrt>
        <mi>x</mi>
      </msqrt>
    </mrow>
    <annotation encoding="StarMath 5.0"> y = sqrt{x} </annotation>
  </semantics>
</math>
</file>

<file path=Object 3/content.xml><?xml version="1.0" encoding="utf-8"?>
<math xmlns="http://www.w3.org/1998/Math/MathML" display="block">
  <semantics>
    <msup>
      <mi mathvariant="italic">result</mi>
      <mn>2</mn>
    </msup>
    <annotation encoding="StarMath 5.0">result^{2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y</mi>
            <mo stretchy="false">+</mo>
            <mrow>
              <mi>x</mi>
              <mo stretchy="false">/</mo>
              <mi>y</mi>
            </mrow>
          </mrow>
        </mrow>
        <mo fence="true" stretchy="false">)</mo>
      </mrow>
      <mo stretchy="false">/</mo>
      <mn>2</mn>
    </mrow>
    <annotation encoding="StarMath 5.0">(y + x / y) / 2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y</mi>
      <mo stretchy="false">=</mo>
      <mroot>
        <mi>x</mi>
        <mn>3</mn>
      </mroot>
    </mrow>
    <annotation encoding="StarMath 5.0">y = nroot{3}{x}</annotation>
  </semantics>
</math>
</file>

<file path=Object 7/content.xml><?xml version="1.0" encoding="utf-8"?>
<math xmlns="http://www.w3.org/1998/Math/MathML" display="block">
  <semantics>
    <msup>
      <mi mathvariant="italic">result</mi>
      <mn>2</mn>
    </msup>
    <annotation encoding="StarMath 5.0">result^{2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i>x</mi>
                <mo stretchy="false">/</mo>
                <msup>
                  <mi>y</mi>
                  <mn>2</mn>
                </msup>
              </mrow>
              <mo stretchy="false">+</mo>
              <mn>2</mn>
            </mrow>
            <mi>y</mi>
          </mrow>
        </mrow>
        <mo fence="true" stretchy="false">)</mo>
      </mrow>
      <mo stretchy="false">/</mo>
      <mn>3</mn>
    </mrow>
    <annotation encoding="StarMath 5.0"> (x / y^{2} + 2y)  / 3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i>x</mi>
                <mo stretchy="false">/</mo>
                <msup>
                  <mi>y</mi>
                  <mn>2</mn>
                </msup>
              </mrow>
              <mo stretchy="false">+</mo>
              <mn>2</mn>
            </mrow>
            <mi>y</mi>
          </mrow>
        </mrow>
        <mo fence="true" stretchy="false">)</mo>
      </mrow>
      <mo stretchy="false">/</mo>
      <mn>3</mn>
    </mrow>
    <annotation encoding="StarMath 5.0">(x / y^{2} + 2y)  / 3 </annotation>
  </semantics>
</math>
</file>